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095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right" draw:textarea-vertical-align="middle" draw:auto-grow-height="false" draw:fit-to-contour="true" fo:min-height="2.191cm" fo:min-width="4.48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22" style:family="graphic">
      <style:graphic-properties style:protect="size" loext:decorative="false"/>
    </style:style>
    <style:style style:name="gr23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25" style:family="graphic" style:parent-style-name="objectwithoutfill">
      <style:graphic-properties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398cm" loext:decorative="false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397cm" loext:decorative="false"/>
    </style:style>
    <style:style style:name="gr29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258cm" loext:decorative="false"/>
    </style:style>
    <style:style style:name="gr3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398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397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294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498cm" loext:decorative="false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498cm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3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28cm" svg:stroke-color="#000000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</style:style>
    <style:style style:name="gr38" style:family="graphic" style:parent-style-name="objectwithoutfill">
      <style:graphic-properties svg:stroke-width="0.025cm" svg:stroke-color="#000000" draw:marker-start-width="0.238cm" draw:marker-end="Arrowheads_20_6" draw:marker-end-width="0.338cm" draw:fill="none" draw:textarea-vertical-align="middle" fo:padding-top="0.138cm" fo:padding-bottom="0.138cm" fo:padding-left="0.263cm" fo:padding-right="0.263cm" loext:decorative="false"/>
    </style:style>
    <style:style style:name="gr39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9.153cm" loext:decorative="false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9.153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4.498cm" loext:decorative="false"/>
    </style:style>
    <style:style style:name="gr4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9.02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3.242cm" fo:min-width="3.745cm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386cm" fo:min-width="0.136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48" style:family="graphic" style:parent-style-name="objectwithoutfill">
      <style:graphic-properties svg:stroke-width="0cm" svg:stroke-color="#000000" draw:marker-end="Arrowheads_20_17" draw:marker-end-width="0.3cm" draw:fill="none" draw:textarea-vertical-align="middle" loext:decorative="false"/>
    </style:style>
    <style:style style:name="gr4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2.83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3.02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53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5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objectwithoutfill">
      <style:graphic-properties svg:stroke-width="0.025cm" svg:stroke-color="#000000" draw:marker-start-width="0.238cm" draw:marker-end="Arrowheads_20_8" draw:marker-end-width="0.338cm" draw:fill="none" draw:textarea-vertical-align="middle" fo:padding-top="0.138cm" fo:padding-bottom="0.138cm" fo:padding-left="0.263cm" fo:padding-right="0.263cm" loext:decorative="false"/>
    </style:style>
    <style:style style:name="gr60" style:family="graphic" style:parent-style-name="objectwithoutfill">
      <style:graphic-properties svg:stroke-width="0.025cm" svg:stroke-color="#000000" draw:marker-start-width="0.238cm" draw:marker-end="Arrowheads_20_9" draw:marker-end-width="0.338cm" draw:fill="none" draw:textarea-vertical-align="middle" fo:padding-top="0.138cm" fo:padding-bottom="0.138cm" fo:padding-left="0.263cm" fo:padding-right="0.263cm" loext:decorative="false"/>
    </style:style>
    <style:style style:name="gr61" style:family="graphic" style:parent-style-name="objectwithoutfill">
      <style:graphic-properties svg:stroke-width="0.025cm" svg:stroke-color="#000000" draw:marker-start-width="0.238cm" draw:marker-end="Arrowheads_20_10" draw:marker-end-width="0.338cm" draw:fill="none" draw:textarea-vertical-align="middle" fo:padding-top="0.138cm" fo:padding-bottom="0.138cm" fo:padding-left="0.263cm" fo:padding-right="0.263cm" loext:decorative="false"/>
    </style:style>
    <style:style style:name="gr62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64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1.658cm" fo:min-width="4.398cm" loext:decorative="false"/>
    </style:style>
    <style:style style:name="gr65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1.658cm" fo:min-width="4.498cm" loext:decorative="false"/>
    </style:style>
    <style:style style:name="gr6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width="0.025cm" svg:stroke-color="#000000" draw:marker-start-width="0.238cm" draw:marker-end="Arrowheads_20_15" draw:marker-end-width="0.338cm" draw:fill="none" draw:textarea-vertical-align="middle" fo:padding-top="0.138cm" fo:padding-bottom="0.138cm" fo:padding-left="0.263cm" fo:padding-right="0.263cm" loext:decorative="false"/>
    </style:style>
    <style:style style:name="gr69" style:family="graphic" style:parent-style-name="objectwithoutfill">
      <style:graphic-properties svg:stroke-width="0.028cm" svg:stroke-color="#000000" draw:marker-start-width="0.242cm" draw:marker-end="Arrowheads_20_16" draw:marker-end-width="0.342cm" draw:fill="none" draw:textarea-vertical-align="middle" fo:padding-top="0.139cm" fo:padding-bottom="0.139cm" fo:padding-left="0.264cm" fo:padding-right="0.264cm" loext:decorative="false"/>
    </style:style>
    <style:style style:name="gr70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10.93cm" style:writing-mode="lr-tb" loext:decorative="false"/>
      <style:paragraph-properties style:writing-mode="lr-tb"/>
    </style:style>
    <style:style style:name="gr71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2.04cm" style:writing-mode="lr-tb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.152cm"/>
    </style:style>
    <style:style style:name="P9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0.5pt"/>
    </style:style>
    <style:style style:name="P12" style:family="paragraph">
      <loext:graphic-properties draw:fill="none"/>
      <style:paragraph-properties fo:text-align="center" style:writing-mode="lr-tb"/>
      <style:text-properties fo:font-size="10.5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none"/>
      <style:paragraph-properties fo:text-align="center" style:writing-mode="lr-tb"/>
      <style:text-properties fo:font-size="12pt"/>
    </style:style>
    <style:style style:name="P15" style:family="paragraph">
      <style:paragraph-properties fo:text-align="center"/>
      <style:text-properties fo:color="#666666" loext:opacity="100%" fo:font-size="12pt"/>
    </style:style>
    <style:style style:name="P16" style:family="paragraph">
      <loext:graphic-properties draw:fill="none"/>
      <style:paragraph-properties fo:text-align="center" style:writing-mode="lr-tb"/>
      <style:text-properties fo:color="#666666" loext:opacity="100%" fo:font-size="12pt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2pt"/>
    </style:style>
    <style:style style:name="T5" style:family="text">
      <style:text-properties fo:color="#666666" loext:opacity="100%" fo:font-size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8cm" svg:height="0.629cm" svg:x="3.221cm" svg:y="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493cm" svg:height="1.757cm" svg:x="1.794cm" svg:y="6.62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Determine 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5" xml:id="id2" draw:id="id2" draw:layer="layout" svg:width="3.789cm" svg:height="1.588cm" draw:transform="skewX (-0.0144862327915529) translate (1.63427133626067cm 4.315cm)" svg:viewBox="0 0 3790 1589" draw:points="1,0 2368,0 2842,0 3789,0 3788,793 3790,794 3788,795 3788,1588 2842,1588 2842,1589 0,1589 947,794">
          <text:p text:style-name="P4"><text:span text:style-name="T1">Recieve Disaster Notification</text:span></text:p>
        </draw:polygon>
        <draw:connector draw:style-name="gr4" draw:text-style-name="P6" draw:layer="layout" draw:type="line" svg:x1="3.54cm" svg:y1="3.046cm" svg:x2="3.54cm" svg:y2="4.315cm" draw:start-shape="id1" draw:start-glue-point="8" draw:end-shape="id2" draw:end-glue-point="0" svg:d="M3540 3046v1269" svg:viewBox="0 0 1 1270">
          <text:p/>
        </draw:connector>
        <draw:connector draw:style-name="gr5" draw:text-style-name="P6" draw:layer="layout" draw:type="line" svg:x1="3.54cm" svg:y1="5.904cm" svg:x2="3.54cm" svg:y2="6.622cm" draw:start-shape="id2" draw:start-glue-point="2" draw:end-shape="id3" draw:end-glue-point="0" svg:d="M3540 5904v718" svg:viewBox="0 0 1 719">
          <text:p/>
        </draw:connector>
        <draw:custom-shape draw:style-name="gr6" draw:text-style-name="P3" xml:id="id4" draw:id="id4" draw:layer="layout" svg:width="3.493cm" svg:height="1.757cm" svg:x="1.794cm" svg:y="9.28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Highlight Areas of Inter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3.54cm" svg:y1="8.379cm" svg:x2="3.54cm" svg:y2="9.282cm" draw:start-shape="id3" draw:start-glue-point="2" draw:end-shape="id4" draw:end-glue-point="0" svg:d="M3540 8379v903" svg:viewBox="0 0 1 904">
          <text:p/>
        </draw:connector>
        <draw:custom-shape draw:style-name="gr8" draw:text-style-name="P3" xml:id="id5" draw:id="id5" draw:layer="layout" svg:width="3.493cm" svg:height="1.757cm" svg:x="16.4cm" svg:y="9.28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gment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" draw:id="id6" draw:layer="layout" svg:width="3.493cm" svg:height="1.757cm" svg:x="6.614cm" svg:y="11.01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7" draw:id="id7" draw:layer="layout" svg:width="3.493cm" svg:height="1.757cm" svg:x="6.614cm" svg:y="13.52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" draw:id="id8" draw:layer="layout" svg:width="3.493cm" svg:height="1.757cm" svg:x="6.614cm" svg:y="16.017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Segment 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5.287cm" svg:y1="10.16cm" svg:x2="16.4cm" svg:y2="10.16cm" draw:start-shape="id4" draw:start-glue-point="1" draw:end-shape="id5" draw:end-glue-point="3" svg:d="M5287 10160h11113" svg:viewBox="0 0 11114 1">
          <text:p/>
        </draw:connector>
        <draw:connector draw:style-name="gr13" draw:text-style-name="P6" draw:layer="layout" svg:x1="18.146cm" svg:y1="11.039cm" svg:x2="10.107cm" svg:y2="11.897cm" draw:start-shape="id5" draw:start-glue-point="2" draw:end-shape="id6" draw:end-glue-point="1" svg:d="M18146 11039v858h-8039" svg:viewBox="0 0 8040 859">
          <text:p/>
        </draw:connector>
        <draw:connector draw:style-name="gr14" draw:text-style-name="P6" draw:layer="layout" svg:x1="8.36cm" svg:y1="12.776cm" svg:x2="8.36cm" svg:y2="13.529cm" draw:start-shape="id6" draw:start-glue-point="2" draw:end-shape="id7" draw:end-glue-point="0" svg:d="M8360 12776v753" svg:viewBox="0 0 1 754">
          <text:p/>
        </draw:connector>
        <draw:connector draw:style-name="gr15" draw:text-style-name="P6" draw:layer="layout" svg:x1="8.36cm" svg:y1="15.286cm" svg:x2="8.36cm" svg:y2="16.017cm" draw:start-shape="id7" draw:start-glue-point="2" draw:end-shape="id8" draw:end-glue-point="0" svg:d="M8360 15286v731" svg:viewBox="0 0 1 732">
          <text:p/>
        </draw:connector>
        <draw:custom-shape draw:style-name="gr16" draw:text-style-name="P3" xml:id="id9" draw:id="id9" draw:layer="layout" svg:width="3.493cm" svg:height="1.757cm" svg:x="11.6cm" svg:y="16.02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gment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10" draw:id="id10" draw:layer="layout" svg:width="3.493cm" svg:height="1.757cm" svg:x="11.6cm" svg:y="18.53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11" draw:id="id11" draw:layer="layout" svg:width="3.493cm" svg:height="1.757cm" svg:x="11.6cm" svg:y="20.9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Segment 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svg:x1="13.346cm" svg:y1="17.779cm" svg:x2="13.346cm" svg:y2="18.532cm" draw:start-shape="id9" draw:start-glue-point="2" draw:end-shape="id10" draw:end-glue-point="0" svg:d="M13346 17779v753" svg:viewBox="0 0 1 754">
          <text:p/>
        </draw:connector>
        <draw:connector draw:style-name="gr15" draw:text-style-name="P6" draw:layer="layout" svg:x1="13.346cm" svg:y1="20.289cm" svg:x2="13.346cm" svg:y2="20.92cm" draw:start-shape="id10" draw:start-glue-point="2" draw:end-shape="id11" draw:end-glue-point="0" svg:d="M13346 20289v631" svg:viewBox="0 0 1 632">
          <text:p/>
        </draw:connector>
        <draw:custom-shape draw:style-name="gr19" draw:text-style-name="P3" xml:id="id12" draw:id="id12" draw:layer="layout" svg:width="3.493cm" svg:height="1.757cm" svg:x="11.6cm" svg:y="23.243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Segment 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10.107cm" svg:y1="16.895cm" svg:x2="11.6cm" svg:y2="16.9cm" draw:start-shape="id8" draw:start-glue-point="1" draw:end-shape="id9" draw:end-glue-point="3" svg:d="M10107 16895l1493 5" svg:viewBox="0 0 1494 6">
          <text:p/>
        </draw:connector>
        <draw:connector draw:style-name="gr21" draw:text-style-name="P6" draw:layer="layout" draw:type="line" svg:x1="13.346cm" svg:y1="22.677cm" svg:x2="13.346cm" svg:y2="23.243cm" draw:start-shape="id11" draw:start-glue-point="2" draw:end-shape="id12" draw:end-glue-point="0" svg:d="M13346 22677v566" svg:viewBox="0 0 1 567">
          <text:p/>
        </draw:connector>
        <draw:g draw:style-name="gr22" xml:id="id13" draw:id="id13">
          <draw:path draw:style-name="gr23" draw:text-style-name="P7" draw:layer="layout" svg:width="1.058cm" svg:height="1.058cm" svg:x="12.817cm" svg:y="25.681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24" draw:text-style-name="P7" draw:layer="layout" svg:width="0.635cm" svg:height="0.635cm" svg:x="13.028cm" svg:y="25.892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connector draw:style-name="gr25" draw:text-style-name="P6" draw:layer="layout" draw:type="line" svg:x1="13.346cm" svg:y1="25cm" svg:x2="13.346cm" svg:y2="25.681cm" draw:start-shape="id12" draw:start-glue-point="2" draw:end-shape="id13" draw:end-glue-point="0" svg:d="M13346 25000v681" svg:viewBox="0 0 1 682">
          <text:p/>
        </draw:connector>
        <draw:frame draw:style-name="gr26" draw:text-style-name="P9" draw:layer="layout" svg:width="5.08cm" svg:height="2.274cm" svg:x="15.922cm" svg:y="2.587cm">
          <draw:text-box>
            <text:p text:style-name="P8"><text:span text:style-name="T2">Activity Diagram</text:span></text:p>
            <text:p text:style-name="P8"><text:span text:style-name="T3">HOT Processes</text:span></text:p>
            <text:p text:style-name="P8"><text:span text:style-name="T2">12-Sep-2023 v1.0.0</text:span></text:p>
          </draw:text-box>
        </draw:frame>
        <draw:custom-shape draw:style-name="gr27" draw:text-style-name="P10" draw:layer="layout" svg:width="4.898cm" svg:height="24.988cm" svg:x="1.017cm" svg:y="1.9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897cm" svg:height="24.988cm" svg:x="5.914cm" svg:y="1.9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758cm" svg:height="24.988cm" svg:x="10.847cm" svg:y="1.9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4.898cm" svg:height="0.858cm" svg:x="1.017cm" svg:y="1.094cm">
          <text:p text:style-name="P11">Activation Team Member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4.897cm" svg:height="0.858cm" svg:x="5.915cm" svg:y="1.094cm">
          <text:p text:style-name="P13"><text:span text:style-name="T4">Mapp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4.794cm" svg:height="0.858cm" svg:x="10.811cm" svg:y="1.094cm">
          <text:p text:style-name="P1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4.998cm" svg:height="24.988cm" svg:x="15.592cm" svg:y="1.9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4.998cm" svg:height="0.858cm" svg:x="15.592cm" svg:y="1.094cm">
          <text:p text:style-name="P13"><text:span text:style-name="T4">System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5" draw:text-style-name="P1" xml:id="id14" draw:id="id14" draw:layer="layout" svg:width="0.638cm" svg:height="0.629cm" svg:x="5.661cm" svg:y="5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xml:id="id18" draw:id="id18" draw:layer="layout" svg:width="3.493cm" svg:height="1.757cm" svg:x="4.234cm" svg:y="14.3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5.98cm" svg:y1="6.616cm" svg:x2="5.98cm" svg:y2="7.55cm" draw:start-shape="id14" draw:start-glue-point="8" draw:end-shape="id15" draw:end-glue-point="4" svg:d="M5980 6616v934" svg:viewBox="0 0 1 935">
          <text:p/>
        </draw:connector>
        <draw:connector draw:style-name="gr38" draw:text-style-name="P6" draw:layer="layout" svg:x1="6.615cm" svg:y1="8.185cm" svg:x2="10.775cm" svg:y2="10.584cm" draw:start-shape="id15" draw:start-glue-point="7" draw:end-shape="id16" draw:end-glue-point="0" svg:d="M6615 8185h4160v2399" svg:viewBox="0 0 4161 2400">
          <text:p/>
        </draw:connector>
        <draw:g draw:style-name="gr22" xml:id="id20" draw:id="id20">
          <draw:path draw:style-name="gr39" draw:text-style-name="P7" draw:layer="layout" svg:width="1.058cm" svg:height="1.058cm" svg:x="15.611cm" svg:y="17.773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40" draw:text-style-name="P7" draw:layer="layout" svg:width="0.635cm" svg:height="0.635cm" svg:x="15.822cm" svg:y="17.984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Logon to Tasking Manager</text:span></text:p>
            <text:p text:style-name="P8"><text:span text:style-name="T2">22-Nov-2023 v1.0.0</text:span></text:p>
          </draw:text-box>
        </draw:frame>
        <draw:custom-shape draw:style-name="gr41" draw:text-style-name="P10" draw:layer="layout" svg:width="9.653cm" svg:height="14.528cm" svg:x="3.789cm" svg:y="5.5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9.653cm" svg:height="0.858cm" svg:x="3.789cm" svg:y="4.664cm">
          <text:p text:style-name="P13"><text:span text:style-name="T4">Us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4.998cm" svg:height="14.528cm" svg:x="13.464cm" svg:y="5.5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4.998cm" svg:height="0.858cm" svg:x="13.464cm" svg:y="4.664cm">
          <text:p text:style-name="P13"><text:span text:style-name="T4">System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xml:id="id16" draw:id="id16" draw:layer="layout" svg:width="3.493cm" svg:height="1.757cm" svg:x="9.029cm" svg:y="10.58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6" draw:layer="layout" svg:width="9.525cm" svg:height="10.795cm" draw:transform="rotate (1.5707963267949) translate (2.964cm 16.557cm)">
          <text:p text:style-name="P15"><text:span text:style-name="T5">Tasking Manager (TM)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4.245cm" svg:height="3.492cm" svg:x="13.959cm" svg:y="13.065cm">
          <text:p text:style-name="P15"><text:span text:style-name="T5">O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7" xml:id="id15" draw:id="id15" draw:layer="layout" svg:width="1.27cm" svg:height="1.27cm" svg:x="5.345cm" svg:y="7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6" draw:layer="layout" svg:x1="5.98cm" svg:y1="8.82cm" svg:x2="5.98cm" svg:y2="10.827cm" draw:start-shape="id15" draw:start-glue-point="6" draw:end-shape="id17" draw:end-glue-point="4" svg:d="M5980 8820v2007" svg:viewBox="0 0 1 2008">
          <text:p/>
        </draw:connector>
        <draw:frame draw:style-name="gr49" draw:text-style-name="P19" draw:layer="layout" svg:width="3.338cm" svg:height="0.962cm" svg:x="7.011cm" svg:y="7.658cm">
          <draw:text-box>
            <text:p text:style-name="P18"><text:span text:style-name="T6">[not registered]</text:span></text:p>
          </draw:text-box>
        </draw:frame>
        <draw:custom-shape draw:style-name="gr50" draw:text-style-name="P3" xml:id="id19" draw:id="id19" draw:layer="layout" svg:width="3.493cm" svg:height="1.757cm" svg:x="14.394cm" svg:y="14.3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uthenticate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9" draw:layer="layout" svg:width="3.529cm" svg:height="0.644cm" svg:x="4.552cm" svg:y="9.246cm">
          <draw:text-box>
            <text:p text:style-name="P18"><text:span text:style-name="T6"><text:s/></text:span><text:span text:style-name="T6">[registered]</text:span></text:p>
          </draw:text-box>
        </draw:frame>
        <draw:custom-shape draw:style-name="gr52" draw:text-style-name="P17" xml:id="id17" draw:id="id17" draw:layer="layout" svg:width="1.27cm" svg:height="1.27cm" svg:x="5.345cm" svg:y="10.8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6" draw:layer="layout" svg:x1="5.98cm" svg:y1="12.097cm" svg:x2="5.98cm" svg:y2="14.335cm" draw:start-shape="id17" draw:start-glue-point="6" draw:end-shape="id18" draw:end-glue-point="0" svg:d="M5980 12097v2238" svg:viewBox="0 0 1 2239">
          <text:p/>
        </draw:connector>
        <draw:connector draw:style-name="gr38" draw:text-style-name="P6" draw:layer="layout" svg:x1="7.727cm" svg:y1="15.213cm" svg:x2="14.394cm" svg:y2="15.213cm" draw:start-shape="id18" draw:start-glue-point="1" draw:end-shape="id19" draw:end-glue-point="3" svg:d="M7727 15213h6667" svg:viewBox="0 0 6668 1">
          <text:p/>
        </draw:connector>
        <draw:connector draw:style-name="gr38" draw:text-style-name="P6" draw:layer="layout" svg:x1="16.14cm" svg:y1="16.092cm" svg:x2="16.14cm" svg:y2="17.773cm" draw:start-shape="id19" draw:start-glue-point="2" draw:end-shape="id20" draw:end-glue-point="0" svg:d="M16140 16092v1681" svg:viewBox="0 0 1 1682">
          <text:p/>
        </draw:connector>
        <draw:connector draw:style-name="gr38" draw:text-style-name="P6" draw:layer="layout" svg:x1="9.029cm" svg:y1="11.462cm" svg:x2="6.615cm" svg:y2="11.462cm" draw:start-shape="id16" draw:start-glue-point="3" draw:end-shape="id17" draw:end-glue-point="7" svg:d="M9029 11462h-2414" svg:viewBox="0 0 2415 1">
          <text:p/>
        </draw:connector>
      </draw:page>
      <draw:page draw:name="page3" draw:style-name="dp1" draw:master-page-name="Default">
        <draw:custom-shape draw:style-name="gr53" draw:text-style-name="P1" xml:id="id21" draw:id="id21" draw:layer="layout" svg:width="0.638cm" svg:height="0.629cm" svg:x="7.441cm" svg:y="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xml:id="id22" draw:id="id22" draw:layer="layout" svg:width="3.493cm" svg:height="1.757cm" svg:x="6.014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arch Pr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7.76cm" svg:y1="5.346cm" svg:x2="7.76cm" svg:y2="6.554cm" draw:start-shape="id21" draw:start-glue-point="8" draw:end-shape="id22" draw:end-glue-point="0" svg:d="M7760 5346v1208" svg:viewBox="0 0 1 1209">
          <text:p/>
        </draw:connector>
        <draw:custom-shape draw:style-name="gr55" draw:text-style-name="P3" xml:id="id24" draw:id="id24" draw:layer="layout" svg:width="3.493cm" svg:height="1.757cm" svg:x="6.014cm" svg:y="9.0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and View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" xml:id="id25" draw:id="id25" draw:layer="layout" svg:width="3.493cm" svg:height="1.757cm" svg:x="6.014cm" svg:y="12.2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and Lock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xml:id="id26" draw:id="id26" draw:layer="layout" svg:width="3.493cm" svg:height="1.757cm" svg:x="6.014cm" svg:y="15.27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Task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xml:id="id27" draw:id="id27" draw:layer="layout" svg:width="3.493cm" svg:height="1.757cm" svg:x="6.014cm" svg:y="17.98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Upload Mapp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6" draw:layer="layout" svg:x1="12.903cm" svg:y1="8.311cm" svg:x2="9.507cm" svg:y2="9.938cm" draw:start-shape="id23" draw:start-glue-point="2" draw:end-shape="id24" draw:end-glue-point="1" svg:d="M12903 8311v1627h-3396" svg:viewBox="0 0 3397 1628">
          <text:p/>
        </draw:connector>
        <draw:connector draw:style-name="gr59" draw:text-style-name="P6" draw:layer="layout" svg:x1="7.76cm" svg:y1="10.817cm" svg:x2="7.76cm" svg:y2="12.235cm" draw:start-shape="id24" draw:start-glue-point="2" draw:end-shape="id25" draw:end-glue-point="0" svg:d="M7760 10817v1418" svg:viewBox="0 0 1 1419">
          <text:p/>
        </draw:connector>
        <draw:connector draw:style-name="gr60" draw:text-style-name="P6" draw:layer="layout" svg:x1="7.76cm" svg:y1="17.032cm" svg:x2="7.76cm" svg:y2="17.985cm" draw:start-shape="id26" draw:start-glue-point="2" draw:end-shape="id27" draw:end-glue-point="0" svg:d="M7760 17032v953" svg:viewBox="0 0 1 954">
          <text:p/>
        </draw:connector>
        <draw:connector draw:style-name="gr61" draw:text-style-name="P6" draw:layer="layout" draw:type="line" svg:x1="7.76cm" svg:y1="13.992cm" svg:x2="7.76cm" svg:y2="15.275cm" draw:start-shape="id25" draw:start-glue-point="2" draw:end-shape="id26" draw:end-glue-point="0" svg:d="M7760 13992v1283" svg:viewBox="0 0 1 1284">
          <text:p/>
        </draw:connector>
        <draw:g draw:style-name="gr22" xml:id="id29" draw:id="id29">
          <draw:path draw:style-name="gr62" draw:text-style-name="P7" draw:layer="layout" svg:width="1.058cm" svg:height="1.058cm" svg:x="7.243cm" svg:y="24.177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63" draw:text-style-name="P7" draw:layer="layout" svg:width="0.635cm" svg:height="0.635cm" svg:x="7.454cm" svg:y="24.388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Map Area</text:span></text:p>
            <text:p text:style-name="P8"><text:span text:style-name="T2">22-Nov-2023 v1.0.0</text:span></text:p>
          </draw:text-box>
        </draw:frame>
        <draw:custom-shape draw:style-name="gr64" draw:text-style-name="P10" draw:layer="layout" svg:width="4.898cm" svg:height="21.908cm" svg:x="5.317cm" svg:y="4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898cm" svg:height="0.858cm" svg:x="5.317cm" svg:y="3.394cm">
          <text:p text:style-name="P13"><text:span text:style-name="T4">Volunteer</text:span></text:p>
          <draw:enhanced-geometry svg:viewBox="0 0 21600 21600" draw:type="rectangle" draw:enhanced-path="M 0 0 L 21600 0 21600 21600 0 21600 0 0 Z N"/>
        </draw:custom-shape>
        <draw:custom-shape draw:style-name="gr65" draw:text-style-name="P10" draw:layer="layout" svg:width="4.998cm" svg:height="21.908cm" svg:x="10.192cm" svg:y="4.2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4.998cm" svg:height="0.858cm" svg:x="10.192cm" svg:y="3.394cm">
          <text:p text:style-name="P13"><text:span text:style-name="T4">System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xml:id="id23" draw:id="id23" draw:layer="layout" svg:width="3.493cm" svg:height="1.757cm" svg:x="11.157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Display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9.507cm" svg:y1="7.432cm" svg:x2="11.157cm" svg:y2="7.432cm" draw:start-shape="id22" draw:start-glue-point="1" draw:end-shape="id23" draw:end-glue-point="3" svg:d="M9507 7432h1650" svg:viewBox="0 0 1651 1">
          <text:p/>
        </draw:connector>
        <draw:custom-shape draw:style-name="gr67" draw:text-style-name="P3" xml:id="id28" draw:id="id28" draw:layer="layout" svg:width="3.493cm" svg:height="1.757cm" svg:x="6.014cm" svg:y="20.9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Update Task Status to Ma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6" draw:layer="layout" svg:x1="7.76cm" svg:y1="19.742cm" svg:x2="7.76cm" svg:y2="20.99cm" draw:start-shape="id27" draw:start-glue-point="2" draw:end-shape="id28" draw:end-glue-point="0" svg:d="M7760 19742v1248" svg:viewBox="0 0 1 1249">
          <text:p/>
        </draw:connector>
        <draw:connector draw:style-name="gr69" draw:text-style-name="P6" draw:layer="layout" svg:x1="7.76cm" svg:y1="22.747cm" svg:x2="7.772cm" svg:y2="24.177cm" draw:start-shape="id28" draw:start-glue-point="2" draw:end-shape="id29" draw:end-glue-point="0" svg:d="M7760 22747v724h12v706" svg:viewBox="0 0 13 1431">
          <text:p/>
        </draw:connector>
        <draw:custom-shape draw:style-name="gr70" draw:text-style-name="P16" draw:layer="layout" svg:width="11.43cm" svg:height="10.795cm" draw:transform="rotate (1.5707963267949) translate (4.175cm 17.192cm)">
          <text:p text:style-name="P15"><text:span text:style-name="T5">Tasking Manager (TM)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2.54cm" svg:height="10.795cm" draw:transform="rotate (1.5707963267949) translate (4.175cm 20.05cm)">
          <text:p text:style-name="P15"><text:span text:style-name="T5">OSM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2.54cm" svg:height="10.795cm" draw:transform="rotate (1.5707963267949) translate (4.175cm 23.225cm)">
          <text:p text:style-name="P15"><text:span text:style-name="T5">T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11:00.397861341</meta:creation-date>
    <dc:date>2023-11-22T11:05:37.494481547</dc:date>
    <meta:editing-duration>PT1H5M17S</meta:editing-duration>
    <meta:editing-cycles>3</meta:editing-cycles>
    <meta:generator>LibreOffice/7.6.2.1$MacOSX_AARCH64 LibreOffice_project/56f7684011345957bbf33a7ee678afaf4d2ba333</meta:generator>
    <meta:document-statistic meta:object-count="88"/>
  </office:meta>
</office:document-meta>
</file>